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mic Sans MS2" svg:font-family="'Comic Sans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>
        <style:drop-cap/>
      </style:paragraph-properties>
      <style:text-properties style:font-name="Times New Roman" fo:font-size="12pt" fo:language="en" fo:country="US" fo:font-style="italic" style:font-name-asian="Comic Sans MS2" style:font-size-asian="12pt" style:font-style-asian="italic" style:font-name-complex="Comic Sans MS2" style:font-size-complex="12pt" style:font-style-complex="italic"/>
    </style:style>
    <style:style style:name="P2" style:family="paragraph" style:parent-style-name="Standard"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2pt" fo:language="ru" fo:country="RU" style:font-name-asian="Comic Sans MS2" style:font-size-asian="12pt" style:font-name-complex="Comic Sans MS2" style:font-size-complex="12pt"/>
    </style:style>
    <style:style style:name="P3" style:family="paragraph" style:parent-style-name="Standard">
      <style:text-properties style:font-name="Comic Sans MS1"/>
    </style:style>
    <style:style style:name="P4" style:family="paragraph" style:parent-style-name="Standard">
      <style:paragraph-properties fo:margin-left="1.27cm" fo:margin-right="0cm" fo:line-height="100%" fo:orphans="0" fo:widows="0" fo:text-indent="0cm" style:auto-text-indent="false" fo:break-before="auto" fo:break-after="auto"/>
    </style:style>
    <style:style style:name="P5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 fo:break-before="auto" fo:break-after="auto"/>
      <style:text-properties style:font-name="Comic Sans MS" fo:font-size="12pt" style:font-name-asian="Comic Sans MS2" style:font-size-asian="12pt" style:font-name-complex="Comic Sans MS2" style:font-size-complex="12pt"/>
    </style:style>
    <style:style style:name="P6" style:family="paragraph" style:parent-style-name="Standard">
      <style:paragraph-properties fo:margin-left="0cm" fo:margin-right="0cm" fo:line-height="100%" fo:orphans="0" fo:widows="0" fo:text-indent="0cm" style:auto-text-indent="false" fo:break-before="auto" fo:break-after="auto"/>
    </style:style>
    <style:style style:name="P7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Comic Sans MS" fo:font-size="12pt" fo:font-weight="bold" style:font-name-asian="Comic Sans MS2" style:font-size-asian="12pt" style:font-weight-asian="bold" style:font-name-complex="Comic Sans MS2" style:font-size-complex="12pt"/>
    </style:style>
    <style:style style:name="P8" style:family="paragraph" style:parent-style-name="Standard">
      <style:paragraph-properties fo:margin-left="0cm" fo:margin-right="0cm" fo:line-height="100%" fo:orphans="0" fo:widows="0" fo:text-indent="1.27cm" style:auto-text-indent="false" fo:break-before="auto" fo:break-after="auto"/>
    </style:style>
    <style:style style:name="T1" style:family="text">
      <style:text-properties style:font-name="Comic Sans MS" fo:font-size="12pt" fo:font-weight="bold" style:font-name-asian="Comic Sans MS2" style:font-size-asian="12pt" style:font-weight-asian="bold" style:font-name-complex="Comic Sans MS2" style:font-size-complex="12pt"/>
    </style:style>
    <style:style style:name="T2" style:family="text">
      <style:text-properties style:font-name="Comic Sans MS" fo:font-size="12pt" style:font-name-asian="Comic Sans MS2" style:font-size-asian="12pt" style:font-name-complex="Comic Sans MS2" style:font-size-complex="12pt"/>
    </style:style>
    <style:style style:name="T3" style:family="text">
      <style:text-properties fo:color="#1155cc" style:font-name="Comic Sans MS" fo:font-size="12pt" style:text-underline-style="solid" style:text-underline-width="auto" style:text-underline-color="font-color" style:font-name-asian="Comic Sans MS2" style:font-size-asian="12pt" style:font-name-complex="Comic Sans MS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4. </text:span><text:span text:style-name="T1">Just do it</text:span><text:span text:style-name="T2">: </text:span></text:p>
      <text:p text:style-name="P8"><text:span text:style-name="T2">Unix command-line basics:<text:line-break/><text:tab/></text:span><text:a xlink:type="simple" xlink:href="https://ru.hexlet.io/courses/cli-basics" text:style-name="ListLabel_20_28" text:visited-style-name="ListLabel_20_28"><text:span text:style-name="T3">https://ru.hexlet.io/courses/cli-basics</text:span></text:a></text:p>
      <text:p text:style-name="P7">Прислать скриншот с результатом<text:line-break/>Будет классно если станете во время учёбы вместо проводника использовать командную строку / терминал</text:p>
      <text:p text:style-name="P3"/>
      <text:p text:style-name="P2">ОТВЕТ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mic Sans MS2" svg:font-family="'Comic Sans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color="#1155cc" style:font-name="Comic Sans MS" fo:font-size="12pt" style:text-underline-style="solid" style:text-underline-width="auto" style:text-underline-color="font-color" style:font-name-asian="Comic Sans MS2" style:font-size-asian="12pt" style:font-name-complex="Comic Sans MS2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9" style:display-name="ListLabel 19" style:family="text">
      <style:text-properties style:font-name="Comic Sans MS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27S</meta:editing-duration>
    <meta:editing-cycles>6</meta:editing-cycles>
    <meta:generator>OpenOffice/4.1.14$Win32 OpenOffice.org_project/4114m1$Build-9811</meta:generator>
    <dc:date>2023-09-05T17:34:36.50</dc:date>
    <dc:creator>Asja </dc:creator>
    <meta:document-statistic meta:table-count="0" meta:image-count="0" meta:object-count="0" meta:page-count="1" meta:paragraph-count="4" meta:word-count="27" meta:character-count="219"/>
    <meta:user-defined meta:name="Info 1"/>
    <meta:user-defined meta:name="Info 2"/>
    <meta:user-defined meta:name="Info 3"/>
    <meta:user-defined meta:name="Info 4"/>
  </office:meta>
</office:document-meta>
</file>